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Normal">
      <style:paragraph-properties fo:text-align="center" style:justify-single-word="false"/>
      <style:text-properties fo:font-weight="bold" officeooo:rsid="001652db" officeooo:paragraph-rsid="001652db" style:font-weight-asian="bold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4" style:family="paragraph" style:parent-style-name="List_20_Paragraph" style:list-style-name="L1">
      <style:paragraph-properties fo:margin-top="0in" fo:margin-bottom="0in" loext:contextual-spacing="false" style:writing-mode="lr-tb"/>
    </style:style>
    <style:style style:name="P5" style:family="paragraph" style:parent-style-name="List_20_Paragraph" style:list-style-name="L1">
      <style:paragraph-properties fo:margin-top="0in" fo:margin-bottom="0in" loext:contextual-spacing="false" style:writing-mode="lr-tb"/>
      <style:text-properties officeooo:paragraph-rsid="00185676"/>
    </style:style>
    <style:style style:name="P6" style:family="paragraph" style:parent-style-name="List_20_Paragraph" style:list-style-name="L1">
      <style:paragraph-properties fo:margin-top="0in" fo:margin-bottom="0in" loext:contextual-spacing="false" style:writing-mode="lr-tb"/>
      <style:text-properties officeooo:rsid="00182e37" officeooo:paragraph-rsid="00182e37"/>
    </style:style>
    <style:style style:name="P7" style:family="paragraph" style:parent-style-name="List_20_Paragraph" style:list-style-name="L1">
      <style:paragraph-properties fo:margin-top="0in" fo:margin-bottom="0in" loext:contextual-spacing="false" style:writing-mode="lr-tb"/>
      <style:text-properties officeooo:rsid="00185676" officeooo:paragraph-rsid="0018567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8567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8a20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cise Semantics of UML State Machines</text:p>
      <text:p text:style-name="P1">Revised Submission (ad/16-11-01)</text:p>
      <text:p text:style-name="P1">Errata</text:p>
      <text:p text:style-name="P1">OMG Document ad/16-12-<text:span text:style-name="T5">11</text:span></text:p>
      <text:p text:style-name="P2"/>
      <text:list xml:id="list7304612524062502770" text:style-name="L1">
        <text:list-item>
          <text:p text:style-name="P4">Cover page – Under “Submitted by”, remove “BAE Systems”.</text:p>
        </text:list-item>
        <text:list-item>
          <text:p text:style-name="P4">Copyright page – Remove copyright notice for BAE Systems.</text:p>
        </text:list-item>
        <text:list-item>
          <text:p text:style-name="P4">Page vii </text:p>
          <text:list>
            <text:list-item>
              <text:p text:style-name="P4">Subclause 0.1, first sentence – Replace “ad/2016-92-xx” with “ad/2016-11-01”.</text:p>
            </text:list-item>
            <text:list-item>
              <text:p text:style-name="P6">Subclause 0.1 – Add the following paragraph:</text:p>
              <text:list>
                <text:list-header>
                  <text:p text:style-name="P6">This submission is accompanied by revised versions of the fUML and PSCS normative syntax and semantic model files for use with PSSM without changing their functionality. <text:s/>The corresponding human readable specification documents shall be reorganized by the relevant RTFs to match these new model files.</text:p>
                </text:list-header>
              </text:list>
            </text:list-item>
            <text:list-item>
              <text:p text:style-name="P4">Subclause 0.2, remove first bullet (“BAE Systems…”).</text:p>
            </text:list-item>
          </text:list>
        </text:list-item>
        <text:list-item>
          <text:p text:style-name="P4">Page xiii</text:p>
          <text:list>
            <text:list-item>
              <text:p text:style-name="P4">Subclause 0.5, Item 2, first paragraph – Replace “Error: Reference source not found” with “pssm_state_behavior_parameters”.</text:p>
            </text:list-item>
          </text:list>
        </text:list-item>
        <text:list-item>
          <text:p text:style-name="P4">Page 3</text:p>
          <text:list>
            <text:list-item>
              <text:p text:style-name="P5">Clause 3</text:p>
              <text:list>
                <text:list-item>
                  <text:p text:style-name="P5">Delete reference [UTP].</text:p>
                </text:list-item>
                <text:list-item>
                  <text:p text:style-name="P7">Add the following paragraph:</text:p>
                  <text:list>
                    <text:list-header>
                      <text:p text:style-name="P7"><text:span text:style-name="T3">Note.</text:span><text:span text:style-name="T4"> The</text:span> machine readable files for fUML and PSCS have been updated by this specification.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">Page 5</text:p>
          <text:list>
            <text:list-item>
              <text:p text:style-name="P4">Subclause 6.1, second bullet, second sentence (“However, in UML 2.5, if new State where added…”) – Replace “where” with “were”.</text:p>
            </text:list-item>
          </text:list>
        </text:list-item>
        <text:list-item>
          <text:p text:style-name="P4">Page 14, last paragraph on page – Replace “Error: Reference source not found” with “pssm_state_behavior_parameters”.</text:p>
        </text:list-item>
        <text:list-item>
          <text:p text:style-name="P4">Page 27, under “StateMachineExecution”, second paragraph, second sentence (“…and the Behavior being Executed…”) – Replace “Executed” with “executed”.</text:p>
        </text:list-item>
        <text:list-item>
          <text:p text:style-name="P4">Page 47, under “ExitPointPseudostateActivation”, first paragraph – Replace “ExitPseudostateActivation” with “ExitPointPseudostateActivation”.</text:p>
        </text:list-item>
        <text:list-item>
          <text:p text:style-name="P4">Page 48, under “Evaluation”, item 2 – Replace “ExitPseudostateActivation” with “ExitPointPseudostateActivation”.</text:p>
        </text:list-item>
        <text:list-item>
          <text:p text:style-name="P4">Page 49</text:p>
          <text:list>
            <text:list-item>
              <text:p text:style-name="P4">Under “ChoicePseudostateActivation”/”Entry”, in first paragraph and in item 1 – Replace “ChoicePointPseudostateActivation” with “ChoicePseudostateActivation”.</text:p>
            </text:list-item>
            <text:list-item>
              <text:p text:style-name="P4">Under “JunctionPseudostateActivation”/”Entry”, in first paragraph and in item 1 – Replace “JunctionPointPseudostateActivation” with “JunctionPseudostateActivation”.</text:p>
            </text:list-item>
          </text:list>
        </text:list-item>
        <text:list-item>
          <text:p text:style-name="P4"><text:soft-page-break/>Page 54</text:p>
          <text:list>
            <text:list-item>
              <text:p text:style-name="P4">Under “CompletionEventOccurrence”/”Scope of completion events”, in both paragraphs – Replace “CompletionEvent” with “CompletionEventOccurrence”.</text:p>
            </text:list-item>
          </text:list>
        </text:list-item>
        <text:list-item>
          <text:p text:style-name="P4">Page 61</text:p>
          <text:list>
            <text:list-item>
              <text:p text:style-name="P4">Subcluase 9.2.2.1</text:p>
              <text:list>
                <text:list-item>
                  <text:p text:style-name="P4">First paragraph, last sentence – Replace “[UTP]” with footnote “<text:span text:style-name="Default_20_Paragraph_20_Font"><text:span text:style-name="T1">UML Testing Profile (UTP), </text:span></text:span>Version 2, Revised Submission, OMG document ad/2016-05-10.”</text:p>
                </text:list-item>
                <text:list-item>
                  <text:p text:style-name="P4">In the parenthetical comments in each of the bullets, replace “[UTP]” with “UTP”.</text:p>
                </text:list-item>
              </text:list>
            </text:list-item>
          </text:list>
        </text:list-item>
        <text:list-item>
          <text:p text:style-name="P4">Page 69, subclause 9.2.3.2.3, under “Attributes”, description of “verdict” – Replace “test that is two say” with “test, that is to say,”.</text:p>
        </text:list-item>
        <text:list-item>
          <text:p text:style-name="P4">Page 70, fourth paragraph – Replace “Error: Reference source not found” with “pssm_state_behavior_parameters”.</text:p>
        </text:list-item>
        <text:list-item>
          <text:p text:style-name="P4">Page 71, item 4 at top of page (“The transitions are fire…”) – Replace “fire” with “fired”.</text:p>
        </text:list-item>
        <text:list-item>
          <text:p text:style-name="P4">Page 94, first paragraph (“Note”) – Delete “Error: Reference source not found”.</text:p>
        </text:list-item>
        <text:list-item>
          <text:p text:style-name="P4">Page 123, subclause 9.3.4.14, under “Tested state machine” – Replace “Figure XX” with “Figure 9.38”.</text:p>
        </text:list-item>
        <text:list-item>
          <text:p text:style-name="P4">Page 133, subclause 9.3.5.5 – Remove the empty table immediately after the subclause heading.</text:p>
        </text:list-item>
        <text:list-item>
          <text:p text:style-name="P4">Page 168, under “Generated trace” at top of page, “Note” paragraph, last sentence – Replace “occurrnce” with “occurrence”.</text:p>
        </text:list-item>
        <text:list-item>
          <text:p text:style-name="P4">Page 181, under “Alternative execution traces” in the middle of page, last paragraph</text:p>
          <text:list>
            <text:list-item>
              <text:p text:style-name="P4">Replace “Lets consider the trace 3” with “Consider trace 3”.</text:p>
            </text:list-item>
            <text:list-item>
              <text:p text:style-name="P4">Deleted repeated word “fired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MacOSX_X86_64 LibreOffice_project/066b007f5ebcc236395c7d282ba488bca6720265</meta:generator>
    <dc:title/>
    <dc:description/>
    <dc:subject/>
    <meta:initial-creator>Ed Seidewitz</meta:initial-creator>
    <meta:creation-date>2016-12-07T01:01:00Z</meta:creation-date>
    <dc:date>2016-12-08T17:37:39.047064000</dc:date>
    <meta:editing-cycles>4</meta:editing-cycles>
    <meta:editing-duration>PT39M53S</meta:editing-duration>
    <meta:document-statistic meta:table-count="0" meta:image-count="0" meta:object-count="0" meta:page-count="2" meta:paragraph-count="43" meta:word-count="459" meta:character-count="3316" meta:non-whitespace-character-count="2916"/>
    <meta:template xlink:type="simple" xlink:actuate="onRequest" xlink:title="" xlink:href="Normal.dotm"/>
  </office:meta>
</office:document-meta>
</file>